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813cm" table:align="left"/>
    </style:style>
    <style:style style:name="Tableau1.A" style:family="table-column">
      <style:table-column-properties style:column-width="23.813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background-color="#ffff99"/>
    </style:style>
    <style:style style:name="P2" style:family="paragraph" style:parent-style-name="Standard">
      <style:text-properties fo:background-color="#ff99ff"/>
    </style:style>
    <style:style style:name="P3" style:family="paragraph" style:parent-style-name="Standard">
      <style:text-properties fo:background-color="#cc66ff"/>
    </style:style>
    <style:style style:name="P4" style:family="paragraph" style:parent-style-name="Standard">
      <style:text-properties fo:background-color="#99ffff"/>
    </style:style>
    <style:style style:name="P5" style:family="paragraph" style:parent-style-name="Standard">
      <style:text-properties fo:background-color="#9999ff"/>
    </style:style>
    <style:style style:name="P6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color="#ffffff"/>
    </style:style>
    <style:style style:name="T2" style:family="text">
      <style:text-properties fo:color="#ffffff" fo:background-color="#cc66ff"/>
    </style:style>
    <style:style style:name="T3" style:family="text">
      <style:text-properties fo:color="#ffffff" fo:background-color="#9999ff"/>
    </style:style>
    <style:style style:name="T4" style:family="text">
      <style:text-properties fo:color="#ffffff" fo:background-color="#000000"/>
    </style:style>
    <style:style style:name="T5" style:family="text">
      <style:text-properties fo:color="#ffffff" fo:background-color="#99ffff"/>
    </style:style>
    <style:style style:name="T6" style:family="text">
      <style:text-properties fo:color="#ffffff" fo:background-color="#ff99ff"/>
    </style:style>
    <style:style style:name="T7" style:family="text">
      <style:text-properties fo:color="#ffffff" fo:background-color="#b2b2b2"/>
    </style:style>
    <style:style style:name="T8" style:family="text">
      <style:text-properties fo:color="#ffffff" fo:background-color="#7e0021"/>
    </style:style>
    <style:style style:name="T9" style:family="text">
      <style:text-properties fo:background-color="#ff9999"/>
    </style:style>
    <style:style style:name="T10" style:family="text">
      <style:text-properties fo:background-color="#ff99ff"/>
    </style:style>
    <style:style style:name="T11" style:family="text">
      <style:text-properties fo:background-color="#9999ff"/>
    </style:style>
    <style:style style:name="T12" style:family="text">
      <style:text-properties fo:background-color="#99ffff"/>
    </style:style>
    <style:style style:name="T13" style:family="text">
      <style:text-properties fo:background-color="#ffcc00"/>
    </style:style>
    <style:style style:name="T14" style:family="text">
      <style:text-properties fo:background-color="#cc66ff"/>
    </style:style>
    <style:style style:name="T15" style:family="text">
      <style:text-properties fo:background-color="#fff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4">01E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1A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16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 <text:span text:style-name="T4">02E7</text:span> D8<text:span text:style-name="T15">25</text:span> DA<text:span text:style-name="T15">25</text:span> 83<text:span text:style-name="T15">25</text:span> DC<text:span text:style-name="T15">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D9<text:span text:style-name="T15">25</text:span> DB<text:span text:style-name="T15">25</text:span> 9C<text:span text:style-name="T15">25</text:span> DD<text:span text:style-name="T15">25</text:span> <text:span text:style-name="T15">89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E7</text:span> 8F<text:span text:style-name="T13">25</text:span> 83<text:span text:style-name="T13">25</text:span> <text:span text:style-name="T7">8025</text:span> <text:span text:style-name="T7">8025</text:span> 4D<text:span text:style-name="T9">26</text:span> E4<text:span text:style-name="T13">25</text:span> DC<text:span text:style-name="T13">25</text:span> <text:span text:style-name="T1">DF01</text:span> <text:span text:style-name="T1">DF01</text:span> <text:span text:style-name="T1">DF01</text:span> <text:span text:style-name="T1">DF01</text:span> <text:span text:style-name="T1">DF01</text:span> 4D<text:span text:style-name="T9">26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E0<text:span text:style-name="T13">25</text:span> E1<text:span text:style-name="T13">25</text:span> E2<text:span text:style-name="T13">25</text:span> E3<text:span text:style-name="T13">25</text:span> 5D<text:span text:style-name="T9">26</text:span> E5<text:span text:style-name="T13">25</text:span> E6<text:span text:style-name="T13">25</text:span> AC<text:span text:style-name="T13">25</text:span> <text:span text:style-name="T1">DF01</text:span> <text:span text:style-name="T1">DF01</text:span> <text:span text:style-name="T1">DF01</text:span> <text:span text:style-name="T1">DF01</text:span> <text:span text:style-name="T9">5D26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85<text:span text:style-name="T10">25</text:span> <text:span text:style-name="T6">80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AD<text:span text:style-name="T14">25</text:span> 87<text:span text:style-name="T14">25</text:span> <text:span text:style-name="T2">80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8">C226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E7<text:span text:style-name="T10">25</text:span> E8<text:span text:style-name="T10">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E9<text:span text:style-name="T14">25</text:span> EA<text:span text:style-name="T14">25</text:span> AC<text:span text:style-name="T14">25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8">F027</text:span> <text:span text:style-name="T1">DF01</text:span> <text:span text:style-name="T1">DF01</text:span> <text:span text:style-name="T1">DF01</text:span> <text:span text:style-name="T4">0227</text:span> <text:span text:style-name="T4">016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 <text:span text:style-name="T4">01E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1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0A7</text:span> <text:span text:style-name="T4">01A7</text:span> <text:span text:style-name="T4">02E7</text:span> <text:span text:style-name="T1">DF01</text:span> <text:span text:style-name="T1">DF01</text:span> <text:span text:style-name="T1">DF01</text:span> <text:span text:style-name="T1">DF01</text:span> AD<text:span text:style-name="T11">21</text:span> 83<text:span text:style-name="T11">21</text:span> DC21 <text:span text:style-name="T3">802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1">DF01</text:span> <text:span text:style-name="T1">DF01</text:span> <text:span text:style-name="T1">DF01</text:span> <text:span text:style-name="T1">DF01</text:span> <text:span text:style-name="T1">DF01 </text:span>8F<text:span text:style-name="T12">21</text:span> <text:span text:style-name="T5">8021</text:span> <text:span text:style-name="T5">8021</text:span> 87<text:span text:style-name="T12">21</text:span> <text:span text:style-name="T5">802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D0<text:span text:style-name="T11">21</text:span> 9C<text:span text:style-name="T11">21</text:span> EB<text:span text:style-name="T11">21</text:span> EC<text:span text:style-name="T11">2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<text:span text:style-name="T1">DF01</text:span> <text:span text:style-name="T1">DF01</text:span> <text:span text:style-name="T1">DF01</text:span> <text:span text:style-name="T1">DF01 </text:span>CB<text:span text:style-name="T12">21</text:span> ED<text:span text:style-name="T12">21</text:span> EA<text:span text:style-name="T12">21</text:span> EA<text:span text:style-name="T12">21</text:span> D4<text:span text:style-name="T12">2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16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0E27 0F27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E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1">DF01</text:span> 1E27 1F27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2027 2127 <text:span text:style-name="T1">DF01</text:span> <text:span text:style-name="T1">DF01</text:span> 4D26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3027 3127 <text:span text:style-name="T1">DF01</text:span> <text:span text:style-name="T1">DF01</text:span> 5D26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26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27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1">DF01</text:span> <text:span text:style-name="T4">02A7</text:span> <text:span text:style-name="T4">016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027</text:span> <text:span text:style-name="T4">0127</text:span></text:p>
          </table:table-cell>
        </table:table-row>
        <table:table-row>
          <table:table-cell table:style-name="Tableau1.A2" office:value-type="string">
            <text:p text:style-name="P6"/>
          </table:table-cell>
        </table:table-row>
      </table:table>
      <text:p text:style-name="Standard"/>
      <text:p text:style-name="P1">Objective</text:p>
      <text:p text:style-name="Standard"/>
      <text:p text:style-name="Standard"><text:span text:style-name="T13">Captures</text:span><text:span text:style-name="T9">/ </text:span><text:span text:style-name="T13">Wins</text:span> <text:span text:style-name="T9">( / )</text:span></text:p>
      <text:p text:style-name="Standard"/>
      <text:p text:style-name="P2">Turn</text:p>
      <text:p text:style-name="P3">Funds</text:p>
      <text:p text:style-name="Standard"/>
      <text:p text:style-name="P5">Combatants</text:p>
      <text:p text:style-name="P4">Commander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05-21T00:29:19.85</dc:date>
    <dc:creator>Miacis Miacidae</dc:creator>
    <meta:editing-duration>PT7H31M51S</meta:editing-duration>
    <meta:editing-cycles>37</meta:editing-cycles>
    <meta:generator>OpenOffice/4.1.7$Win32 OpenOffice.org_project/417m1$Build-9800</meta:generator>
    <meta:document-statistic meta:table-count="1" meta:image-count="0" meta:object-count="0" meta:page-count="2" meta:paragraph-count="10" meta:word-count="909" meta:character-count="4571"/>
  </office:meta>
</office:document-meta>
</file>